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2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52525" style:font-name="Chandas" fo:font-size="10.5pt" fo:letter-spacing="normal" fo:font-style="normal" style:text-underline-style="none" fo:font-weight="normal" officeooo:rsid="0060a69c" officeooo:paragraph-rsid="004fdf71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52525" style:font-name="Chandas" fo:font-size="10.5pt" fo:letter-spacing="normal" fo:font-style="normal" style:text-underline-style="none" fo:font-weight="normal" officeooo:rsid="00b61d1f" officeooo:paragraph-rsid="00b61d1f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sans-serif" fo:font-size="10.5pt" fo:letter-spacing="normal" fo:font-style="normal" fo:font-weight="bold" officeooo:paragraph-rsid="00b99c6f"/>
    </style:style>
    <style:style style:name="P6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b2b2b2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000000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Standard">
      <style:text-properties style:use-window-font-color="true" style:font-name="Chandas" fo:font-size="10.5pt" fo:font-style="normal" style:text-underline-style="none" fo:font-weight="bold" officeooo:rsid="00b5bac4" officeooo:paragraph-rsid="00b5bac4" fo:background-color="#000000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Standard">
      <style:text-properties style:use-window-font-color="true" style:font-name="Chandas" fo:font-size="10.5pt" fo:font-style="normal" style:text-underline-style="none" fo:font-weight="bold" officeooo:rsid="00b61d1f" officeooo:paragraph-rsid="00b61d1f" fo:background-color="#000000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Standard">
      <style:text-properties style:use-window-font-color="true" style:font-name="Chandas" fo:font-size="10.5pt" fo:font-style="normal" style:text-underline-style="none" fo:font-weight="bold" officeooo:rsid="00b61d1f" officeooo:paragraph-rsid="00b61d1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text-properties style:font-name="Chandas" fo:font-size="10.5pt" fo:font-style="normal" style:text-underline-style="none" officeooo:rsid="001f4ebd" officeooo:paragraph-rsid="004fdf71" fo:background-color="#ffffff" style:font-size-asian="10.5pt" style:font-style-asian="normal" style:font-size-complex="10.5pt" style:font-style-complex="normal"/>
    </style:style>
    <style:style style:name="P12" style:family="paragraph" style:parent-style-name="Standard">
      <style:text-properties officeooo:paragraph-rsid="00b99c6f"/>
    </style:style>
    <style:style style:name="P13" style:family="paragraph" style:parent-style-name="Standard">
      <style:text-properties fo:font-weight="normal" officeooo:rsid="00b99c6f" officeooo:paragraph-rsid="00b99c6f" style:font-weight-asian="normal" style:font-weight-complex="normal"/>
    </style:style>
    <style:style style:name="P14" style:family="paragraph" style:parent-style-name="Standard">
      <style:text-properties officeooo:paragraph-rsid="00b9f5ac"/>
    </style:style>
    <style:style style:name="P15" style:family="paragraph" style:parent-style-name="Standard">
      <style:text-properties officeooo:paragraph-rsid="00bc8d7e"/>
    </style:style>
    <style:style style:name="P16" style:family="paragraph" style:parent-style-name="Standard">
      <style:text-properties officeooo:rsid="00bc8d7e" officeooo:paragraph-rsid="00bc8d7e"/>
    </style:style>
    <style:style style:name="P17" style:family="paragraph" style:parent-style-name="Standard">
      <style:text-properties officeooo:paragraph-rsid="00bda3ef"/>
    </style:style>
    <style:style style:name="P18" style:family="paragraph" style:parent-style-name="Standard">
      <style:text-properties officeooo:rsid="00c072a4" officeooo:paragraph-rsid="00c072a4"/>
    </style:style>
    <style:style style:name="P19" style:family="paragraph" style:parent-style-name="Standard">
      <style:text-properties officeooo:rsid="00c072a4" officeooo:paragraph-rsid="00c8b1e5"/>
    </style:style>
    <style:style style:name="P20" style:family="paragraph" style:parent-style-name="Standard">
      <style:text-properties officeooo:paragraph-rsid="00c2a61b"/>
    </style:style>
    <style:style style:name="P21" style:family="paragraph" style:parent-style-name="Standard">
      <style:paragraph-properties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 style:master-page-name="">
      <style:paragraph-properties style:page-number="auto" style:shadow="none">
        <style:tab-stops/>
      </style:paragraph-properties>
      <style:text-properties officeooo:paragraph-rsid="00659a4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62b68b" style:font-size-asian="11pt" style:font-size-complex="11pt"/>
    </style:style>
    <style:style style:name="T3" style:family="text">
      <style:text-properties fo:font-size="11pt" officeooo:rsid="00b32b4f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Chandas" fo:font-size="10.5pt" fo:letter-spacing="normal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6" style:family="text">
      <style:text-properties fo:font-variant="normal" fo:text-transform="none" style:use-window-font-color="true" style:font-name="Chandas" fo:font-size="10.5pt" fo:letter-spacing="normal" fo:font-style="normal" style:text-underline-style="none" officeooo:rsid="00c23489" fo:background-color="transparent" loext:char-shading-value="0" style:font-size-asian="10.5pt" style:font-style-asian="normal" style:font-size-complex="10.5pt" style:font-style-complex="normal"/>
    </style:style>
    <style:style style:name="T7" style:family="text">
      <style:text-properties fo:font-variant="normal" fo:text-transform="none" style:use-window-font-color="true" style:font-name="Chandas" fo:font-size="10.5pt" fo:letter-spacing="normal" fo:font-style="normal" style:text-underline-style="none" officeooo:rsid="00bda3ef" fo:background-color="transparent" loext:char-shading-value="0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use-window-font-color="true" style:font-name="Chandas" fo:font-size="10.5pt" fo:letter-spacing="normal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style:use-window-font-color="true" style:font-name="Chandas" fo:font-size="10.5pt" fo:letter-spacing="normal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color="#666666" fo:font-size="11pt" style:font-size-asian="11pt" style:font-size-complex="11pt"/>
    </style:style>
    <style:style style:name="T11" style:family="text">
      <style:text-properties fo:color="#666666" fo:font-size="11pt" officeooo:rsid="00b32b4f" style:font-size-asian="11pt" style:font-size-complex="11pt"/>
    </style:style>
    <style:style style:name="T12" style:family="text">
      <style:text-properties style:text-underline-style="none" officeooo:rsid="005e1386"/>
    </style:style>
    <style:style style:name="T13" style:family="text">
      <style:text-properties style:use-window-font-color="true" style:font-name="Chandas" fo:font-size="10.5pt" fo:font-style="normal" style:text-underline-style="none" fo:font-weight="bold" officeooo:rsid="00b61d1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style:use-window-font-color="true" style:font-name="Chandas" fo:font-size="10.5pt" fo:font-style="normal" style:text-underline-style="none" fo:font-weight="bold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style:use-window-font-color="true" style:font-name="Chandas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style:use-window-font-color="true" style:font-name="Chandas" fo:font-size="10.5pt" fo:font-style="normal" style:text-underline-style="none" fo:font-weight="bold" officeooo:rsid="00bf4a72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7" style:family="text">
      <style:text-properties style:use-window-font-color="true" style:font-name="Chandas" fo:font-size="10.5pt" fo:font-style="normal" style:text-underline-style="none" fo:font-weight="normal" officeooo:rsid="00b89bf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style:use-window-font-color="true" style:font-name="Chandas" fo:font-size="10.5pt" fo:font-style="normal" style:text-underline-style="none" fo:font-weight="normal" officeooo:rsid="00bc8d7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style:use-window-font-color="true" style:font-name="Chandas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use-window-font-color="true" style:font-name="Chandas" fo:font-size="10.5pt" fo:font-style="normal" style:text-underline-style="none" fo:font-weight="normal" officeooo:rsid="00bd7d00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use-window-font-color="true" style:font-name="Chandas" fo:font-size="10.5pt" fo:font-style="normal" style:text-underline-style="none" fo:font-weight="normal" officeooo:rsid="00bda3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use-window-font-color="true" style:font-name="Chandas" fo:font-size="10.5pt" fo:font-style="normal" style:text-underline-style="none" fo:font-weight="normal" officeooo:rsid="00bdd0c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use-window-font-color="true" style:font-name="Chandas" fo:font-size="10.5pt" fo:font-style="normal" style:text-underline-style="none" fo:font-weight="normal" officeooo:rsid="00bea63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style:use-window-font-color="true" style:font-name="Chandas" fo:font-size="10.5pt" fo:font-style="normal" style:text-underline-style="none" fo:font-weight="normal" officeooo:rsid="00bedd7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style:use-window-font-color="true" style:font-name="Chandas" fo:font-size="10.5pt" fo:font-style="normal" style:text-underline-style="none" fo:font-weight="normal" officeooo:rsid="00c2348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style:use-window-font-color="true" style:font-name="Chandas" fo:font-size="10.5pt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style:use-window-font-color="true" style:font-name="Chandas" fo:font-size="10.5pt" fo:font-style="normal" style:text-underline-style="none" fo:font-weight="normal" officeooo:rsid="00bf45c8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style:use-window-font-color="true" style:font-name="Chandas" fo:font-size="10.5pt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style:use-window-font-color="true" style:font-name="Chandas" fo:font-size="10.5pt" fo:font-style="normal" style:text-underline-style="none" fo:font-weight="normal" officeooo:rsid="00bd2fc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style:use-window-font-color="true" style:font-name="Chandas" fo:font-size="10.5pt" fo:font-style="normal" style:text-underline-style="none" fo:font-weight="normal" officeooo:rsid="00bf4a7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style:use-window-font-color="true" style:font-name="Chandas" fo:font-size="10.5pt" fo:font-style="normal" style:text-underline-style="none" fo:font-weight="normal" officeooo:rsid="00c479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2" style:family="text">
      <style:text-properties style:use-window-font-color="true" style:font-name="Chandas" fo:font-size="10.5pt" fo:font-style="normal" style:text-underline-style="none" fo:font-weight="normal" officeooo:rsid="00c72d2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style:use-window-font-color="true" style:font-name="Chandas" fo:font-size="10.5pt" fo:font-style="normal" style:text-underline-style="none" fo:font-weight="normal" officeooo:rsid="00c8b1e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style:use-window-font-color="true" style:font-name="Chandas" fo:font-size="10.5pt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35" style:family="text">
      <style:text-properties style:use-window-font-color="true" style:font-name="Chandas" fo:font-size="10.5pt" fo:font-style="normal" style:text-underline-style="none" officeooo:rsid="00ba81ed" fo:background-color="transparent" loext:char-shading-value="0" style:font-size-asian="10.5pt" style:font-style-asian="normal" style:font-size-complex="10.5pt" style:font-style-complex="normal"/>
    </style:style>
    <style:style style:name="T36" style:family="text">
      <style:text-properties style:use-window-font-color="true" style:font-name="Chandas" fo:font-size="10.5pt" fo:font-style="normal" style:text-underline-style="none" officeooo:rsid="00bc8d7e" fo:background-color="transparent" loext:char-shading-value="0" style:font-size-asian="10.5pt" style:font-style-asian="normal" style:font-size-complex="10.5pt" style:font-style-complex="normal"/>
    </style:style>
    <style:style style:name="T37" style:family="text">
      <style:text-properties style:use-window-font-color="true" style:font-name="Chandas" fo:font-size="10.5pt" fo:font-style="normal" style:text-underline-style="none" officeooo:rsid="00bd2fc5" fo:background-color="transparent" loext:char-shading-value="0" style:font-size-asian="10.5pt" style:font-style-asian="normal" style:font-size-complex="10.5pt" style:font-style-complex="normal"/>
    </style:style>
    <style:style style:name="T38" style:family="text">
      <style:text-properties style:use-window-font-color="true" style:font-name="Chandas" fo:font-size="10.5pt" fo:font-style="italic" style:text-underline-style="none" fo:font-weight="bold" officeooo:rsid="00bf4a72" fo:background-color="transparent" loext:char-shading-value="0" style:font-size-asian="10.5pt" style:font-style-asian="italic" style:font-weight-asian="bold" style:font-size-complex="10.5pt" style:font-style-complex="italic" style:font-weight-complex="bold"/>
    </style:style>
    <style:style style:name="T39" style:family="text">
      <style:text-properties style:use-window-font-color="true" style:font-name="Chandas" style:text-underline-style="none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0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1" style:family="text">
      <style:text-properties officeooo:rsid="00b5bac4"/>
    </style:style>
    <style:style style:name="T42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IOANNA PAPAGIANNI</text:span><text:span text:style-name="T10"> 2790</text:span><text:span text:style-name="T4"> </text:span><text:s text:c="2"/></text:p>
      <text:p text:style-name="P22"><text:span text:style-name="T40"/></text:p>
      <text:p text:style-name="P21"/>
      <text:p text:style-name="P6"><text:s/><text:span text:style-name="T41">QUESTION</text:span> 1 </text:p>
      <text:p text:style-name="P7"/>
      <text:p text:style-name="P8"><text:span text:style-name="T42">A1. </text:span></text:p>
      <text:p text:style-name="P8"><text:span text:style-name="T42"/></text:p>
      <text:p text:style-name="P8"><text:span text:style-name="T42"/></text:p>
      <text:p text:style-name="P12"><text:span text:style-name="T13">A2. </text:span><text:span text:style-name="T14">PROOF WITH INDUCTION</text:span></text:p>
      <text:p text:style-name="P14"><text:span text:style-name="T26">We have:<text:tab/>1 </text:span><text:span text:style-name="T5">≤ </text:span><text:span text:style-name="T6">i</text:span><text:span text:style-name="T26"> </text:span><text:span text:style-name="T8">≤ </text:span><text:span text:style-name="T26">N</text:span><text:span text:style-name="T27"> and </text:span><text:span text:style-name="T28">K </text:span><text:span text:style-name="T9">≥</text:span><text:span text:style-name="T28"> 1</text:span></text:p>
      <text:p text:style-name="P13"><text:span text:style-name="T15">Base case</text:span><text:span text:style-name="T34">:<text:tab/></text:span><text:span text:style-name="T37">i = </text:span><text:span text:style-name="T34">N = 1 and </text:span><text:span text:style-name="T35">K = 1 </text:span><text:span text:style-name="T36">then:</text:span></text:p>
      <text:p text:style-name="P15"><text:span text:style-name="T18"><text:tab/>K/</text:span><text:span text:style-name="T23">N </text:span><text:span text:style-name="T18">= 1 (100% probability </text:span><text:span text:style-name="T20">of</text:span><text:span text:style-name="T18"> be</text:span><text:span text:style-name="T20">ing</text:span><text:span text:style-name="T18"> chosen).</text:span></text:p>
      <text:p text:style-name="P20"><text:span text:style-name="T26"><text:tab/>W</text:span><text:span text:style-name="T29">hile K </text:span><text:span text:style-name="T7">≥</text:span><text:span text:style-name="T29"> i, </text:span><text:span text:style-name="T30">the probability is: </text:span><text:span text:style-name="T16">min(1, K/N)</text:span><text:span text:style-name="T38"> </text:span><text:span text:style-name="T30">(</text:span><text:span text:style-name="T29">items have 100% probability </text:span><text:span text:style-name="T20">of</text:span><text:span text:style-name="T29"> <text:tab/>be</text:span><text:span text:style-name="T20">ing</text:span><text:span text:style-name="T29"> chosen</text:span><text:span text:style-name="T30">)</text:span><text:span text:style-name="T29">.</text:span></text:p>
      <text:p text:style-name="P5"><text:span text:style-name="T39">induction step:</text:span></text:p>
      <text:p text:style-name="P17"><text:span text:style-name="T17"><text:tab/></text:span><text:span text:style-name="T21">When K &lt; i, l</text:span><text:span text:style-name="T17">et’s suppose that the probability of choosing any </text:span><text:span text:style-name="T21">i-st item</text:span><text:span text:style-name="T17"> is <text:tab/>equal</text:span><text:span text:style-name="T18"> to</text:span><text:span text:style-name="T17"> K/</text:span><text:span text:style-name="T24">i</text:span><text:span text:style-name="T17">.</text:span></text:p>
      <text:p text:style-name="P16"><text:span text:style-name="T17"><text:tab/>T</text:span><text:span text:style-name="T19">he probability of the i</text:span><text:span text:style-name="T24">+1</text:span><text:span text:style-name="T19"> item </text:span><text:span text:style-name="T22">being</text:span><text:span text:style-name="T19"> picked is K / (i+1).</text:span></text:p>
      <text:p text:style-name="P18"><text:span text:style-name="T19"><text:tab/>The probability of </text:span><text:span text:style-name="T31">picking</text:span><text:span text:style-name="T19"> </text:span><text:span text:style-name="T31">a previous i-</text:span><text:span text:style-name="T19">item was K/i, </text:span><text:span text:style-name="T25">and the probability of </text:span><text:span text:style-name="T31">it <text:tab/></text:span><text:span text:style-name="T25">staying that way is i / (i+1).</text:span></text:p>
      <text:p text:style-name="P19"><text:span text:style-name="T25"><text:tab/></text:span><text:span text:style-name="T31">(K/i) * (i / (i+1)) = K / (i+1). </text:span></text:p>
      <text:p text:style-name="P19"><text:span text:style-name="T31"><text:tab/></text:span><text:span text:style-name="T33">We proved that</text:span><text:span text:style-name="T31"> </text:span><text:span text:style-name="T33">e</text:span><text:span text:style-name="T32">ach of the i+1 items now, have </text:span><text:span text:style-name="T31">K / (i+1) </text:span><text:span text:style-name="T32">probability of being <text:tab/>selected </text:span><text:span text:style-name="T33">and consequently, when i reaches N the probability is K/N. </text:span></text:p>
      <text:p text:style-name="P10">A3.</text:p>
      <text:p text:style-name="P9"><text:span text:style-name="T42">B.</text:span></text:p>
      <text:p text:style-name="P11"/>
      <text:p text:style-name="P3"><text:soft-page-break/><text:span text:style-name="T1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2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4:25:14.178131701</dc:date>
    <meta:editing-duration>PT6H30M19S</meta:editing-duration>
    <meta:editing-cycles>170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152" meta:character-count="809" meta:non-whitespace-character-count="600"/>
  </office:meta>
</office:document-meta>
</file>